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F0000003512ECFD96BDFD01105.png" manifest:media-type="image/png"/>
  <manifest:file-entry manifest:full-path="Pictures/1000000000000400000002AB8D329A5D191B6DDD.png" manifest:media-type="image/png"/>
  <manifest:file-entry manifest:full-path="Pictures/1000000100000614000004C23A606BB3E0FF6AC4.png" manifest:media-type="image/png"/>
  <manifest:file-entry manifest:full-path="Pictures/100000000000012C0000012C3BA337A2ACB8843F.png" manifest:media-type="image/png"/>
  <manifest:file-entry manifest:full-path="Pictures/10000000000003C0000003C012E8CB4D69FDC2BB.png" manifest:media-type="image/png"/>
  <manifest:file-entry manifest:full-path="Pictures/1000000100000614000003E8781474CF8FA22DC2.png" manifest:media-type="image/png"/>
  <manifest:file-entry manifest:full-path="Pictures/10000000000005DC000005DCB4A94591CB4B190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2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95cm" fo:min-width="2.86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501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6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objectwithoutfill">
      <style:graphic-properties svg:stroke-width="0.051cm" svg:stroke-color="#000000" draw:marker-start-width="0.279cm" draw:marker-end="Arrowheads_20_1" draw:marker-end-width="0.35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2.897cm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="Arrowheads_20_4" draw:marker-start-width="0.35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svg:stroke-width="0.051cm" svg:stroke-color="#000000" draw:marker-start="Arrowheads_20_3" draw:marker-start-width="0.35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00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4.25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1cm" svg:stroke-color="#000000" draw:marker-start-width="0.279cm" draw:marker-end-width="0.279cm" draw:fill="none" draw:textarea-horizontal-align="justify" draw:textarea-vertical-align="middle" draw:auto-grow-height="false" fo:min-height="0.846cm" fo:min-width="8.501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5cm" svg:height="15.5cm" svg:x="6.25cm" svg:y="0.12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 text:style-name="P2">NodeMCU is an open source IoT platform</text:p>
              <text:p text:style-name="P2">Programmera i LUA eller Arduino IDE (C/C++)</text:p>
              <text:p text:style-name="P2">30 pinnar med en del dubletter men framförallt</text:p>
              <text:p text:style-name="P2">17 GPIO pins för t.ex. Knappar, LEDs, displayer, andra sensorer mm mm</text:p>
              <text:p text:style-name="P2">En utgång kan vara Hög = 3.3V eller Låg = GND</text:p>
              <text:p text:style-name="P2">Analog ingång mäter 1024 värden mellan GND och 3.3V</text:p>
              <text:p text:style-name="P2"/>
              <text:p text:style-name="P2">Ingen debugger utan man använder inbyggd serieport som går via USB-porten</text:p>
              <text:p text:style-name="P2"/>
            </draw:text-box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7.25cm" svg:height="13.503cm" svg:x="5.375cm" svg:y="1.124cm">
          <draw:image xlink:href="Pictures/1000000100000614000004C23A606BB3E0FF6AC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9.75cm" svg:height="12.692cm" svg:x="4.125cm" svg:y="1.529cm">
          <draw:image xlink:href="Pictures/1000000100000614000003E8781474CF8FA22D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5.749cm" svg:height="15.749cm" svg:x="8.25cm" svg:y="0.001cm">
          <draw:image xlink:href="Pictures/10000000000003C0000003C012E8CB4D69FDC2BB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7cm" svg:x="2cm" svg:y="2.5cm">
          <draw:image xlink:href="Pictures/10000000000005DC000005DCB4A94591CB4B190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9.836cm" svg:height="13.23cm" svg:x="4.082cm" svg:y="1.26cm">
          <draw:image xlink:href="Pictures/1000000000000400000002AB8D329A5D191B6DDD.png" xlink:type="simple" xlink:show="embed" xlink:actuate="onLoad" draw:mime-type="image/png">
            <text:p/>
          </draw:image>
        </draw:frame>
        <draw:custom-shape draw:style-name="gr3" draw:text-style-name="P5" draw:layer="layout" svg:width="4cm" svg:height="0.75cm" svg:x="12cm" svg:y="1.25cm">
          <text:p text:style-name="P1">DIP Suppor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18cm" svg:y="3cm">
          <text:p text:style-name="P1">Terminal stri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18cm" svg:y="5.75cm">
          <text:p text:style-name="P1">Bus stri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0.75cm" svg:x="5.25cm" svg:y="3cm">
          <text:p text:style-name="P1">Terminal strip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5.029cm" svg:height="11.963cm" svg:x="1.486cm" svg:y="1.894cm">
          <draw:image xlink:href="Pictures/10000000000006F0000003512ECFD96BDFD01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1" draw:text-style-name="P1" xml:id="id1" draw:id="id1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5" draw:text-style-name="P6" xml:id="id2" draw:id="id2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1">MQTT</text:p>
          <text:p text:style-name="P1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8.484cm" svg:y1="6.961cm" svg:x2="12.354cm" svg:y2="6.961cm" draw:start-shape="id1" draw:start-glue-point="1" draw:end-shape="id2" draw:end-glue-point="3" svg:d="M8484 6961h3870" svg:viewBox="0 0 3871 1">
          <text:p text:style-name="P1"/>
        </draw:connector>
        <draw:custom-shape draw:style-name="gr7" draw:text-style-name="P6" draw:layer="layout" svg:width="3.175cm" svg:height="1.27cm" svg:x="8.75cm" svg:y="5.828cm">
          <text:p text:style-name="P1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video-display 1" xml:id="id3" draw:id="id3">
          <draw:glue-point draw:id="4" svg:x="-5cm" svg:y="-0.859cm"/>
          <draw:glue-point draw:id="5" svg:x="-5cm" svg:y="-0.859cm"/>
          <draw:glue-point draw:id="6" svg:x="-5cm" svg:y="1.639cm"/>
          <draw:glue-point draw:id="7" svg:x="-5cm" svg:y="1.639cm"/>
          <draw:custom-shape draw:style-name="gr8" draw:text-style-name="P7" draw:layer="layout" svg:width="2.5cm" svg:height="1.75cm" svg:x="20.2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9" draw:text-style-name="P8" draw:layer="layout" svg:width="2cm" svg:height="1.25cm" svg:x="20.5cm" svg:y="3.75cm">
            <text:p/>
          </draw:rect>
          <draw:custom-shape draw:style-name="gr10" draw:text-style-name="P7" draw:layer="layout" svg:width="0.5cm" svg:height="0.25cm" svg:x="21.25cm" svg:y="5.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cm" svg:height="0.001cm" svg:x="21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laptop 1">
          <draw:custom-shape draw:style-name="gr12" draw:text-style-name="P7" draw:layer="layout" svg:width="2.5cm" svg:height="1.75cm" svg:x="20.25cm" svg:y="7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3" draw:text-style-name="P8" draw:layer="layout" svg:width="2cm" svg:height="1.25cm" svg:x="20.5cm" svg:y="7.828cm">
            <text:p/>
          </draw:rect>
          <draw:custom-shape draw:style-name="gr14" draw:text-style-name="P7" draw:layer="layout" svg:width="3cm" svg:height="0.75cm" svg:x="20cm" svg:y="9.3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9" draw:layer="layout" svg:width="0.5cm" svg:height="0.13cm" svg:x="21.25cm" svg:y="9.82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6" draw:text-style-name="P7" draw:layer="layout" svg:width="2.5cm" svg:height="0.38cm" svg:x="20.25cm" svg:y="9.448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7" draw:text-style-name="P6" draw:layer="layout" draw:type="line" svg:x1="20.25cm" svg:y1="4.5cm" svg:x2="16cm" svg:y2="6.079cm" draw:start-shape="id3" draw:start-glue-point="3" draw:end-shape="id2" draw:end-glue-point="4" svg:d="M20250 4500l-4250 1579" svg:viewBox="0 0 4251 1580">
          <text:p/>
        </draw:connector>
        <draw:custom-shape draw:style-name="gr18" draw:text-style-name="P6" draw:layer="layout" svg:width="3.571cm" svg:height="1.27cm" draw:transform="rotate (0.353778239379251) translate (16.25cm 4.888cm)">
          <text:p text:style-name="P1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571cm" svg:height="1.27cm" draw:transform="rotate (-0.309446876378595) translate (16.778cm 6.531cm)">
          <text:p text:style-name="P1">Subscrib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" svg:x1="15.987cm" svg:y1="7.831cm" svg:x2="20.036cm" svg:y2="9.149cm" svg:d="M15987 7831l4049 1318" svg:viewBox="0 0 4050 1319">
          <text:p/>
        </draw:connector>
        <draw:connector draw:style-name="gr19" draw:text-style-name="P6" draw:layer="layout" draw:type="line" svg:x1="16.022cm" svg:y1="7.328cm" svg:x2="20.071cm" svg:y2="8.646cm" svg:d="M16022 7328l4049 1318" svg:viewBox="0 0 4050 1319">
          <text:p/>
        </draw:connector>
        <draw:connector draw:style-name="gr20" draw:text-style-name="P6" draw:layer="layout" draw:type="line" svg:x1="20.263cm" svg:y1="4.999cm" svg:x2="16.013cm" svg:y2="6.578cm" svg:d="M20263 4999l-4250 1579" svg:viewBox="0 0 4251 1580">
          <text:p/>
        </draw:connector>
        <draw:custom-shape draw:style-name="gr18" draw:text-style-name="P6" draw:layer="layout" svg:width="3.571cm" svg:height="1.27cm" draw:transform="rotate (-0.309446876378595) translate (16.349cm 7.781cm)">
          <text:p text:style-name="P1">Publis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3.571cm" svg:height="1.27cm" draw:transform="rotate (0.353778239379251) translate (16.71cm 6.065cm)">
          <text:p text:style-name="P1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5.5cm" svg:height="5.5cm" svg:x="19.75cm" svg:y="1.75cm">
          <draw:image xlink:href="Pictures/100000000000012C0000012C3BA337A2ACB8843F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3.734cm" svg:height="3.734cm" svg:x="4.75cm" svg:y="5.094cm">
          <draw:image xlink:href="Pictures/10000000000005DC000005DCB4A94591CB4B1904.png" xlink:type="simple" xlink:show="embed" xlink:actuate="onLoad" draw:mime-type="image/png">
            <text:p/>
          </draw:image>
        </draw:frame>
        <draw:custom-shape draw:style-name="gr5" draw:text-style-name="P6" xml:id="id5" draw:id="id5" draw:layer="layout" svg:width="3.646cm" svg:height="2.431cm" svg:x="12.354cm" svg:y="5.746cm">
          <draw:glue-point draw:id="4" svg:x="5cm" svg:y="-3.632cm"/>
          <draw:glue-point draw:id="5" svg:x="5cm" svg:y="-2.603cm"/>
          <draw:glue-point draw:id="6" svg:x="5cm" svg:y="3.566cm"/>
          <draw:glue-point draw:id="7" svg:x="1.823cm" svg:y="0.616cm" draw:align="center"/>
          <text:p text:style-name="P1">MQTT</text:p>
          <text:p text:style-name="P1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8.484cm" svg:y1="6.961cm" svg:x2="12.354cm" svg:y2="6.961cm" draw:start-shape="id4" draw:start-glue-point="1" draw:end-shape="id5" draw:end-glue-point="3" svg:d="M8484 6961h3870" svg:viewBox="0 0 3871 1">
          <text:p/>
        </draw:connector>
        <draw:custom-shape draw:style-name="gr7" draw:text-style-name="P6" draw:layer="layout" svg:width="3.175cm" svg:height="1.27cm" svg:x="8.75cm" svg:y="5.828cm">
          <text:p text:style-name="P1">Publ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line" svg:x1="20.25cm" svg:y1="4.5cm" svg:x2="16cm" svg:y2="6.079cm" draw:end-shape="id5" draw:end-glue-point="4" svg:d="M20250 4500l-4250 1579" svg:viewBox="0 0 4251 1580">
          <text:p/>
        </draw:connector>
        <draw:custom-shape draw:style-name="gr18" draw:text-style-name="P6" draw:layer="layout" svg:width="3.571cm" svg:height="1.27cm" draw:transform="rotate (0.353778239379251) translate (16.25cm 4.888cm)">
          <text:p text:style-name="P1">Subscri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" draw:layer="layout" draw:type="line" svg:x1="20.263cm" svg:y1="4.999cm" svg:x2="16.013cm" svg:y2="6.578cm" svg:d="M20263 4999l-4250 1579" svg:viewBox="0 0 4251 1580">
          <text:p/>
        </draw:connector>
        <draw:custom-shape draw:style-name="gr21" draw:text-style-name="P6" draw:layer="layout" svg:width="4.675cm" svg:height="1.27cm" draw:transform="rotate (0.353778239379251) translate (15.675cm 7.309cm)">
          <text:p text:style-name="P1">Publish</text:p>
          <text:p text:style-name="P1"><text:span text:style-name="T1">(UP/DOWN/</text:span></text:p>
          <text:p text:style-name="P1"><text:span text:style-name="T1">LEFT/RIGHT/</text:span></text:p>
          <text:p text:style-name="P1"><text:span text:style-name="T1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4.925cm" svg:height="1.27cm" svg:x="7.75cm" svg:y="7.25cm">
          <text:p text:style-name="P10"><text:span text:style-name="T1">(UP/DOWN/</text:span></text:p>
          <text:p text:style-name="P10"><text:span text:style-name="T1">LEFT/RIGHT/</text:span></text:p>
          <text:p text:style-name="P10"><text:span text:style-name="T1">FI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draw:layer="layout" svg:width="9.175cm" svg:height="1.27cm" svg:x="9.413cm" svg:y="9.5cm">
          <text:p text:style-name="P1">{“cmd”: “UP”, “duration”: 500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3:17:54.862680815</meta:creation-date>
    <dc:date>2022-11-28T12:54:15.963329132</dc:date>
    <meta:editing-duration>P3DT23H36M16S</meta:editing-duration>
    <meta:editing-cycles>13</meta:editing-cycles>
    <meta:generator>LibreOffice/7.4.3.2$MacOSX_AARCH64 LibreOffice_project/1048a8393ae2eeec98dff31b5c133c5f1d08b890</meta:generator>
    <meta:document-statistic meta:object-count="82"/>
  </office:meta>
</office:document-meta>
</file>